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0185in" svg:y="9.0016in">
            <draw:object draw:notify-on-update-of-ranges="Sheet1.A51:Sheet1.A55 Sheet1.B50:Sheet1.B50 Sheet1.B51:Sheet1.B55 Sheet1.C50:Sheet1.C50 Sheet1.C51:Sheet1.C55 Sheet1.D50:Sheet1.D50 Sheet1.D51:Sheet1.D5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.689in" svg:height="2.6374in" svg:x="4.7665in" svg:y="0.1244in">
            <draw:object draw:notify-on-update-of-ranges="Sheet1.A4:Sheet1.A6 Sheet1.B3:Sheet1.B3 Sheet1.B4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8.1626in" svg:height="3.5035in" svg:x="9.7559in" svg:y="0.9622in">
            <draw:object draw:notify-on-update-of-ranges="Sheet1.A10:Sheet1.A24 Sheet1.B9:Sheet1.B9 Sheet1.B10:Sheet1.B24 Sheet1.C9:Sheet1.C9 Sheet1.C10:Sheet1.C24 Sheet1.D9:Sheet1.D9 Sheet1.D10:Sheet1.D24 Sheet1.E9:Sheet1.E9 Sheet1.E10:Sheet1.E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0.4898in" svg:y="4.9437in">
            <draw:object draw:notify-on-update-of-ranges="Sheet1.A27:Sheet1.A27 Sheet1.A28:Sheet1.A47 Sheet1.B27:Sheet1.B27 Sheet1.B28:Sheet1.B47 Sheet1.C27:Sheet1.C27 Sheet1.C28:Sheet1.C47 Sheet1.D27:Sheet1.D27 Sheet1.D28:Sheet1.D47 Sheet1.E27:Sheet1.E27 Sheet1.E28:Sheet1.E47 Sheet1.F27:Sheet1.F27 Sheet1.F28:Sheet1.F47 Sheet1.G27:Sheet1.G27 Sheet1.G28:Sheet1.G47 Sheet1.H27:Sheet1.H27 Sheet1.H28:Sheet1.H47 Sheet1.I27:Sheet1.I27 Sheet1.I28:Sheet1.I47 Sheet1.J27:Sheet1.J27 Sheet1.J28:Sheet1.J47 Sheet1.K27:Sheet1.K27 Sheet1.K28:Sheet1.K4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olution length</text:p>
          </table:table-cell>
          <table:table-cell office:value-type="string" calcext:value-type="string">
            <text:p>nodes expanded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ds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4.1" calcext:value-type="float">
            <text:p>334.1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269" calcext:value-type="float">
            <text:p>28269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95113.1" calcext:value-type="float">
            <text:p>695113.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ds</text:p>
          </table:table-cell>
          <table:table-cell office:value-type="string" calcext:value-type="string">
            <text:p>bfs uc</text:p>
          </table:table-cell>
          <table:table-cell office:value-type="string" calcext:value-type="string">
            <text:p>bfs greedy</text:p>
          </table:table-cell>
          <table:table-cell office:value-type="string" calcext:value-type="string">
            <text:p>bfs A*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4.1" calcext:value-type="float">
            <text:p>334.1</text:p>
          </table:table-cell>
          <table:table-cell office:value-type="float" office:value="143.7" calcext:value-type="float">
            <text:p>143.7</text:p>
          </table:table-cell>
          <table:table-cell/>
          <table:table-cell office:value-type="float" office:value="13.35" calcext:value-type="float">
            <text:p>13.35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10"/>
        </table:table-row>
        <table:table-row table:style-name="ro1">
          <table:table-cell office:value-type="float" office:value="10.7" calcext:value-type="float">
            <text:p>10.7</text:p>
          </table:table-cell>
          <table:table-cell table:number-columns-repeated="2"/>
          <table:table-cell office:value-type="float" office:value="52.675" calcext:value-type="float">
            <text:p>52.67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269" calcext:value-type="float">
            <text:p>28269</text:p>
          </table:table-cell>
          <table:table-cell office:value-type="float" office:value="6407.25" calcext:value-type="float">
            <text:p>6407.25</text:p>
          </table:table-cell>
          <table:table-cell/>
          <table:table-cell office:value-type="float" office:value="341.175" calcext:value-type="float">
            <text:p>341.175</text:p>
          </table:table-cell>
          <table:table-cell table:number-columns-repeated="6"/>
        </table:table-row>
        <table:table-row table:style-name="ro1">
          <table:table-cell office:value-type="float" office:value="16.775" calcext:value-type="float">
            <text:p>16.775</text:p>
          </table:table-cell>
          <table:table-cell/>
          <table:table-cell office:value-type="float" office:value="58265.65" calcext:value-type="float">
            <text:p>58265.65</text:p>
          </table:table-cell>
          <table:table-cell/>
          <table:table-cell office:value-type="float" office:value="11867.425" calcext:value-type="float">
            <text:p>11867.42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95113.1" calcext:value-type="float">
            <text:p>695113.1</text:p>
          </table:table-cell>
          <table:table-cell office:value-type="float" office:value="72320.5" calcext:value-type="float">
            <text:p>72320.5</text:p>
          </table:table-cell>
          <table:table-cell/>
          <table:table-cell office:value-type="float" office:value="4887.875" calcext:value-type="float">
            <text:p>4887.875</text:p>
          </table:table-cell>
          <table:table-cell table:number-columns-repeated="6"/>
        </table:table-row>
        <table:table-row table:style-name="ro1">
          <table:table-cell office:value-type="float" office:value="30.05" calcext:value-type="float">
            <text:p>30.05</text:p>
          </table:table-cell>
          <table:table-cell/>
          <table:table-cell office:value-type="float" office:value="181315.7" calcext:value-type="float">
            <text:p>181315.7</text:p>
          </table:table-cell>
          <table:table-cell/>
          <table:table-cell office:value-type="float" office:value="100266.5" calcext:value-type="float">
            <text:p>100266.5</text:p>
          </table:table-cell>
          <table:table-cell table:number-columns-repeated="6"/>
        </table:table-row>
        <table:table-row table:style-name="ro1">
          <table:table-cell office:value-type="float" office:value="34.075" calcext:value-type="float">
            <text:p>34.075</text:p>
          </table:table-cell>
          <table:table-cell table:number-columns-repeated="10"/>
        </table:table-row>
        <table:table-row table:style-name="ro1">
          <table:table-cell office:value-type="float" office:value="47.35" calcext:value-type="float">
            <text:p>47.35</text:p>
          </table:table-cell>
          <table:table-cell table:number-columns-repeated="10"/>
        </table:table-row>
        <table:table-row table:style-name="ro1">
          <table:table-cell office:value-type="float" office:value="56.825" calcext:value-type="float">
            <text:p>56.825</text:p>
          </table:table-cell>
          <table:table-cell table:number-columns-repeated="2"/>
          <table:table-cell office:value-type="float" office:value="363.175" calcext:value-type="float">
            <text:p>363.175</text:p>
          </table:table-cell>
          <table:table-cell table:number-columns-repeated="7"/>
        </table:table-row>
        <table:table-row table:style-name="ro1">
          <table:table-cell office:value-type="float" office:value="68.95" calcext:value-type="float">
            <text:p>68.95</text:p>
          </table:table-cell>
          <table:table-cell table:number-columns-repeated="10"/>
        </table:table-row>
        <table:table-row table:style-name="ro1">
          <table:table-cell office:value-type="float" office:value="75.9" calcext:value-type="float">
            <text:p>75.9</text:p>
          </table:table-cell>
          <table:table-cell table:number-columns-repeated="2"/>
          <table:table-cell office:value-type="float" office:value="624.8" calcext:value-type="float">
            <text:p>624.8</text:p>
          </table:table-cell>
          <table:table-cell table:number-columns-repeated="7"/>
        </table:table-row>
        <table:table-row table:style-name="ro1">
          <table:table-cell office:value-type="float" office:value="78.15" calcext:value-type="float">
            <text:p>78.15</text:p>
          </table:table-cell>
          <table:table-cell table:number-columns-repeated="10"/>
        </table:table-row>
        <table:table-row table:style-name="ro1">
          <table:table-cell office:value-type="float" office:value="94.55" calcext:value-type="float">
            <text:p>94.55</text:p>
          </table:table-cell>
          <table:table-cell table:number-columns-repeated="2"/>
          <table:table-cell office:value-type="float" office:value="716.2" calcext:value-type="float">
            <text:p>716.2</text:p>
          </table:table-cell>
          <table:table-cell table:number-columns-repeated="7"/>
        </table:table-row>
        <table:table-row table:style-name="ro1">
          <table:table-cell office:value-type="float" office:value="100.75" calcext:value-type="float">
            <text:p>100.75</text:p>
          </table:table-cell>
          <table:table-cell table:number-columns-repeated="2"/>
          <table:table-cell office:value-type="float" office:value="771.55" calcext:value-type="float">
            <text:p>771.5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ds</text:p>
          </table:table-cell>
          <table:table-cell office:value-type="string" calcext:value-type="string">
            <text:p>bfs uc top</text:p>
          </table:table-cell>
          <table:table-cell office:value-type="string" calcext:value-type="string">
            <text:p>bfs uc torc</text:p>
          </table:table-cell>
          <table:table-cell office:value-type="string" calcext:value-type="string">
            <text:p>bfs uc md</text:p>
          </table:table-cell>
          <table:table-cell office:value-type="string" calcext:value-type="string">
            <text:p>bfs greedy top</text:p>
          </table:table-cell>
          <table:table-cell office:value-type="string" calcext:value-type="string">
            <text:p>bfs greedy torc</text:p>
          </table:table-cell>
          <table:table-cell office:value-type="string" calcext:value-type="string">
            <text:p>bfs greedy md</text:p>
          </table:table-cell>
          <table:table-cell office:value-type="string" calcext:value-type="string">
            <text:p>bfs A* top</text:p>
          </table:table-cell>
          <table:table-cell office:value-type="string" calcext:value-type="string">
            <text:p>bfs A* torc</text:p>
          </table:table-cell>
          <table:table-cell office:value-type="string" calcext:value-type="string">
            <text:p>bfs A* m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4.1" calcext:value-type="float">
            <text:p>334.1</text:p>
          </table:table-cell>
          <table:table-cell table:number-columns-repeated="3" office:value-type="float" office:value="143.7" calcext:value-type="float">
            <text:p>143.7</text:p>
          </table:table-cell>
          <table:table-cell table:number-columns-repeated="3"/>
          <table:table-cell office:value-type="float" office:value="13.35" calcext:value-type="float">
            <text:p>13.35</text:p>
          </table:table-cell>
          <table:table-cell office:value-type="float" office:value="10" calcext:value-type="float">
            <text:p>10</text:p>
          </table:table-cell>
          <table:table-cell office:value-type="float" office:value="12.175" calcext:value-type="float">
            <text:p>12.175</text:p>
          </table:table-cell>
        </table:table-row>
        <table:table-row table:style-name="ro1">
          <table:table-cell office:value-type="float" office:value="7.55" calcext:value-type="float">
            <text:p>7.55</text:p>
          </table:table-cell>
          <table:table-cell table:number-columns-repeated="5"/>
          <table:table-cell office:value-type="float" office:value="12.6" calcext:value-type="float">
            <text:p>12.6</text:p>
          </table:table-cell>
          <table:table-cell table:number-columns-repeated="4"/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6"/>
          <table:table-cell office:value-type="float" office:value="14.25" calcext:value-type="float">
            <text:p>14.25</text:p>
          </table:table-cell>
          <table:table-cell table:number-columns-repeated="3"/>
        </table:table-row>
        <table:table-row table:style-name="ro1">
          <table:table-cell office:value-type="float" office:value="10.7" calcext:value-type="float">
            <text:p>10.7</text:p>
          </table:table-cell>
          <table:table-cell table:number-columns-repeated="4"/>
          <table:table-cell office:value-type="float" office:value="52.675" calcext:value-type="float">
            <text:p>52.67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269" calcext:value-type="float">
            <text:p>28269</text:p>
          </table:table-cell>
          <table:table-cell table:number-columns-repeated="3" office:value-type="float" office:value="6407.25" calcext:value-type="float">
            <text:p>6407.25</text:p>
          </table:table-cell>
          <table:table-cell table:number-columns-repeated="3"/>
          <table:table-cell office:value-type="float" office:value="341.175" calcext:value-type="float">
            <text:p>341.175</text:p>
          </table:table-cell>
          <table:table-cell office:value-type="float" office:value="130" calcext:value-type="float">
            <text:p>130</text:p>
          </table:table-cell>
          <table:table-cell office:value-type="float" office:value="115.725" calcext:value-type="float">
            <text:p>115.725</text:p>
          </table:table-cell>
        </table:table-row>
        <table:table-row table:style-name="ro1">
          <table:table-cell office:value-type="float" office:value="16.775" calcext:value-type="float">
            <text:p>16.775</text:p>
          </table:table-cell>
          <table:table-cell table:number-columns-repeated="7"/>
          <table:table-cell office:value-type="float" office:value="11867.425" calcext:value-type="float">
            <text:p>11867.425</text:p>
          </table:table-cell>
          <table:table-cell office:value-type="float" office:value="3531.8" calcext:value-type="float">
            <text:p>3531.8</text:p>
          </table:table-cell>
          <table:table-cell office:value-type="float" office:value="2675.875" calcext:value-type="float">
            <text:p>2675.8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95113.1" calcext:value-type="float">
            <text:p>695113.1</text:p>
          </table:table-cell>
          <table:table-cell table:number-columns-repeated="3" office:value-type="float" office:value="72320.5" calcext:value-type="float">
            <text:p>72320.5</text:p>
          </table:table-cell>
          <table:table-cell table:number-columns-repeated="3"/>
          <table:table-cell office:value-type="float" office:value="4887.875" calcext:value-type="float">
            <text:p>4887.875</text:p>
          </table:table-cell>
          <table:table-cell office:value-type="float" office:value="1225.05" calcext:value-type="float">
            <text:p>1225.05</text:p>
          </table:table-cell>
          <table:table-cell office:value-type="float" office:value="779.15" calcext:value-type="float">
            <text:p>779.15</text:p>
          </table:table-cell>
        </table:table-row>
        <table:table-row table:style-name="ro1">
          <table:table-cell office:value-type="float" office:value="30.05" calcext:value-type="float">
            <text:p>30.05</text:p>
          </table:table-cell>
          <table:table-cell table:number-columns-repeated="7"/>
          <table:table-cell office:value-type="float" office:value="100266.5" calcext:value-type="float">
            <text:p>100266.5</text:p>
          </table:table-cell>
          <table:table-cell office:value-type="float" office:value="40513.3" calcext:value-type="float">
            <text:p>40513.3</text:p>
          </table:table-cell>
          <table:table-cell office:value-type="float" office:value="26059.075" calcext:value-type="float">
            <text:p>26059.075</text:p>
          </table:table-cell>
        </table:table-row>
        <table:table-row table:style-name="ro1">
          <table:table-cell office:value-type="float" office:value="34.075" calcext:value-type="float">
            <text:p>34.075</text:p>
          </table:table-cell>
          <table:table-cell table:number-columns-repeated="6"/>
          <table:table-cell office:value-type="float" office:value="121.925" calcext:value-type="float">
            <text:p>121.925</text:p>
          </table:table-cell>
          <table:table-cell table:number-columns-repeated="3"/>
        </table:table-row>
        <table:table-row table:style-name="ro1">
          <table:table-cell office:value-type="float" office:value="47.35" calcext:value-type="float">
            <text:p>47.35</text:p>
          </table:table-cell>
          <table:table-cell table:number-columns-repeated="6"/>
          <table:table-cell office:value-type="float" office:value="183.4" calcext:value-type="float">
            <text:p>183.4</text:p>
          </table:table-cell>
          <table:table-cell table:number-columns-repeated="3"/>
        </table:table-row>
        <table:table-row table:style-name="ro1">
          <table:table-cell office:value-type="float" office:value="56.825" calcext:value-type="float">
            <text:p>56.825</text:p>
          </table:table-cell>
          <table:table-cell table:number-columns-repeated="4"/>
          <table:table-cell office:value-type="float" office:value="363.175" calcext:value-type="float">
            <text:p>363.175</text:p>
          </table:table-cell>
          <table:table-cell table:number-columns-repeated="5"/>
        </table:table-row>
        <table:table-row table:style-name="ro1">
          <table:table-cell office:value-type="float" office:value="56.925" calcext:value-type="float">
            <text:p>56.925</text:p>
          </table:table-cell>
          <table:table-cell table:number-columns-repeated="5"/>
          <table:table-cell office:value-type="float" office:value="247.05" calcext:value-type="float">
            <text:p>247.05</text:p>
          </table:table-cell>
          <table:table-cell table:number-columns-repeated="4"/>
        </table:table-row>
        <table:table-row table:style-name="ro1">
          <table:table-cell office:value-type="float" office:value="67.6" calcext:value-type="float">
            <text:p>67.6</text:p>
          </table:table-cell>
          <table:table-cell table:number-columns-repeated="5"/>
          <table:table-cell office:value-type="float" office:value="314.65" calcext:value-type="float">
            <text:p>314.65</text:p>
          </table:table-cell>
          <table:table-cell table:number-columns-repeated="4"/>
        </table:table-row>
        <table:table-row table:style-name="ro1">
          <table:table-cell office:value-type="float" office:value="68.95" calcext:value-type="float">
            <text:p>68.95</text:p>
          </table:table-cell>
          <table:table-cell table:number-columns-repeated="6"/>
          <table:table-cell office:value-type="float" office:value="330.125" calcext:value-type="float">
            <text:p>330.125</text:p>
          </table:table-cell>
          <table:table-cell table:number-columns-repeated="3"/>
        </table:table-row>
        <table:table-row table:style-name="ro1">
          <table:table-cell office:value-type="float" office:value="75.9" calcext:value-type="float">
            <text:p>75.9</text:p>
          </table:table-cell>
          <table:table-cell table:number-columns-repeated="4"/>
          <table:table-cell office:value-type="float" office:value="624.8" calcext:value-type="float">
            <text:p>624.8</text:p>
          </table:table-cell>
          <table:table-cell table:number-columns-repeated="5"/>
        </table:table-row>
        <table:table-row table:style-name="ro1">
          <table:table-cell office:value-type="float" office:value="78.15" calcext:value-type="float">
            <text:p>78.15</text:p>
          </table:table-cell>
          <table:table-cell table:number-columns-repeated="6"/>
          <table:table-cell office:value-type="float" office:value="375.375" calcext:value-type="float">
            <text:p>375.375</text:p>
          </table:table-cell>
          <table:table-cell table:number-columns-repeated="3"/>
        </table:table-row>
        <table:table-row table:style-name="ro1">
          <table:table-cell office:value-type="float" office:value="83.95" calcext:value-type="float">
            <text:p>83.95</text:p>
          </table:table-cell>
          <table:table-cell table:number-columns-repeated="5"/>
          <table:table-cell office:value-type="float" office:value="354.2" calcext:value-type="float">
            <text:p>354.2</text:p>
          </table:table-cell>
          <table:table-cell table:number-columns-repeated="4"/>
        </table:table-row>
        <table:table-row table:style-name="ro1">
          <table:table-cell office:value-type="float" office:value="94.55" calcext:value-type="float">
            <text:p>94.55</text:p>
          </table:table-cell>
          <table:table-cell table:number-columns-repeated="4"/>
          <table:table-cell office:value-type="float" office:value="716.2" calcext:value-type="float">
            <text:p>716.2</text:p>
          </table:table-cell>
          <table:table-cell table:number-columns-repeated="5"/>
        </table:table-row>
        <table:table-row table:style-name="ro1">
          <table:table-cell office:value-type="float" office:value="97.9" calcext:value-type="float">
            <text:p>97.9</text:p>
          </table:table-cell>
          <table:table-cell table:number-columns-repeated="5"/>
          <table:table-cell office:value-type="float" office:value="405.525" calcext:value-type="float">
            <text:p>405.525</text:p>
          </table:table-cell>
          <table:table-cell table:number-columns-repeated="4"/>
        </table:table-row>
        <table:table-row table:style-name="ro1">
          <table:table-cell office:value-type="float" office:value="100.75" calcext:value-type="float">
            <text:p>100.75</text:p>
          </table:table-cell>
          <table:table-cell table:number-columns-repeated="4"/>
          <table:table-cell office:value-type="float" office:value="771.55" calcext:value-type="float">
            <text:p>771.5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ds A* top</text:p>
          </table:table-cell>
          <table:table-cell office:value-type="string" calcext:value-type="string">
            <text:p>ids A* torc</text:p>
          </table:table-cell>
          <table:table-cell office:value-type="string" calcext:value-type="string">
            <text:p>ids A* md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.025" calcext:value-type="float">
            <text:p>32.025</text:p>
          </table:table-cell>
          <table:table-cell office:value-type="float" office:value="17.05" calcext:value-type="float">
            <text:p>17.05</text:p>
          </table:table-cell>
          <table:table-cell office:value-type="float" office:value="28.925" calcext:value-type="float">
            <text:p>28.92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63.925" calcext:value-type="float">
            <text:p>1463.925</text:p>
          </table:table-cell>
          <table:table-cell office:value-type="float" office:value="467.975" calcext:value-type="float">
            <text:p>467.975</text:p>
          </table:table-cell>
          <table:table-cell office:value-type="float" office:value="417.9" calcext:value-type="float">
            <text:p>417.9</text:p>
          </table:table-cell>
          <table:table-cell table:number-columns-repeated="7"/>
        </table:table-row>
        <table:table-row table:style-name="ro1">
          <table:table-cell office:value-type="float" office:value="16.775" calcext:value-type="float">
            <text:p>16.775</text:p>
          </table:table-cell>
          <table:table-cell office:value-type="float" office:value="167634.05" calcext:value-type="float">
            <text:p>167634.05</text:p>
          </table:table-cell>
          <table:table-cell office:value-type="float" office:value="33957.175" calcext:value-type="float">
            <text:p>33957.175</text:p>
          </table:table-cell>
          <table:table-cell office:value-type="float" office:value="20439.075" calcext:value-type="float">
            <text:p>20439.075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243.825" calcext:value-type="float">
            <text:p>27243.825</text:p>
          </table:table-cell>
          <table:table-cell office:value-type="float" office:value="5869.9" calcext:value-type="float">
            <text:p>5869.9</text:p>
          </table:table-cell>
          <table:table-cell office:value-type="float" office:value="3091.65" calcext:value-type="float">
            <text:p>3091.65</text:p>
          </table:table-cell>
          <table:table-cell table:number-columns-repeated="7"/>
        </table:table-row>
        <table:table-row table:style-name="ro1">
          <table:table-cell office:value-type="float" office:value="30.05" calcext:value-type="float">
            <text:p>30.05</text:p>
          </table:table-cell>
          <table:table-cell office:value-type="float" office:value="2714460.725" calcext:value-type="float">
            <text:p>2714460.725</text:p>
          </table:table-cell>
          <table:table-cell office:value-type="float" office:value="439348.65" calcext:value-type="float">
            <text:p>439348.65</text:p>
          </table:table-cell>
          <table:table-cell office:value-type="float" office:value="223070.225" calcext:value-type="float">
            <text:p>223070.22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31T12:03:29.487000000</dc:date>
    <meta:editing-duration>PT27M26S</meta:editing-duration>
    <meta:editing-cycles>4</meta:editing-cycles>
    <meta:generator>LibreOffice/7.3.6.2$Windows_X86_64 LibreOffice_project/c28ca90fd6e1a19e189fc16c05f8f8924961e12e</meta:generator>
    <meta:document-statistic meta:table-count="1" meta:cell-count="147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7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11cm" svg:height="6.7cm" xlink:href=".." xlink:type="simple" chart:class="chart:line" chart:style-name="ch1">
        <chart:legend chart:legend-position="end" svg:x="10.117cm" svg:y="3.051cm" style:legend-expansion="high" chart:style-name="ch2"/>
        <chart:plot-area chart:style-name="ch3" table:cell-range-address="Sheet1.A3:Sheet1.B6" chart:data-source-has-labels="both" svg:x="1.249cm" svg:y="0.134cm" svg:width="8.63cm" svg:height="5.451cm">
          <chart:coordinate-region svg:x="2.611cm" svg:y="0.333cm" svg:width="7.081cm" svg:height="4.605cm"/>
          <chart:axis chart:dimension="x" chart:name="primary-x" chart:style-name="ch4" chartooo:axis-type="auto">
            <chartooo:date-scale/>
            <chart:title svg:x="4.448cm" svg:y="5.719cm" chart:style-name="ch5">
              <text:p>solution length</text:p>
            </chart:title>
            <chart:categories table:cell-range-address="Sheet1.A4:Sheet1.A6"/>
          </chart:axis>
          <chart:axis chart:dimension="y" chart:name="primary-y" chart:style-name="ch6">
            <chart:title svg:x="0.451cm" svg:y="4.133cm" chart:style-name="ch7">
              <text:p>nodes expanded</text:p>
            </chart:title>
            <chart:grid chart:style-name="ch8" chart:class="major"/>
          </chart:axis>
          <chart:series chart:style-name="ch9" chart:values-cell-range-address="Sheet1.B4:Sheet1.B6" chart:label-cell-address="Sheet1.B3:Sheet1.B3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s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Sheet1.A4:Sheet1.A6</svg:desc>
                </draw:g>
              </table:table-cell>
              <table:table-cell office:value-type="float" office:value="334.1">
                <text:p>334.1</text:p>
                <draw:g>
                  <svg:desc>Sheet1.B4:Sheet1.B6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8269">
                <text:p>2826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95113.1">
                <text:p>695113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6.2$Windows_X86_64 LibreOffice_project/c28ca90fd6e1a19e189fc16c05f8f8924961e12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6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42cm" svg:y="3.703cm" style:legend-expansion="high" chart:style-name="ch2"/>
        <chart:plot-area chart:style-name="ch3" table:cell-range-address="Sheet1.A50:Sheet1.D55" chart:data-source-has-labels="both" svg:x="1.331cm" svg:y="0.18cm" svg:width="11.391cm" svg:height="7.659cm">
          <chart:coordinate-region svg:x="2.693cm" svg:y="0.379cm" svg:width="9.604cm" svg:height="6.813cm"/>
          <chart:axis chart:dimension="x" chart:name="primary-x" chart:style-name="ch4" chartooo:axis-type="auto">
            <chartooo:date-scale/>
            <chart:title svg:x="5.91cm" svg:y="8.019cm" chart:style-name="ch5">
              <text:p>solution length</text:p>
            </chart:title>
            <chart:categories table:cell-range-address="Sheet1.A51:Sheet1.A55"/>
          </chart:axis>
          <chart:axis chart:dimension="y" chart:name="primary-y" chart:style-name="ch6">
            <chart:title svg:x="0.451cm" svg:y="5.283cm" chart:style-name="ch7">
              <text:p>expanded nodes</text:p>
            </chart:title>
            <chart:grid chart:style-name="ch8" chart:class="major"/>
          </chart:axis>
          <chart:series chart:style-name="ch9" chart:values-cell-range-address="Sheet1.B51:Sheet1.B55" chart:label-cell-address="Sheet1.B50:Sheet1.B50" chart:class="chart:line">
            <chart:data-point chart:repeated="5"/>
          </chart:series>
          <chart:series chart:style-name="ch10" chart:values-cell-range-address="Sheet1.C51:Sheet1.C55" chart:label-cell-address="Sheet1.C50:Sheet1.C50" chart:class="chart:line">
            <chart:data-point chart:repeated="5"/>
          </chart:series>
          <chart:series chart:style-name="ch11" chart:values-cell-range-address="Sheet1.D51:Sheet1.D55" chart:label-cell-address="Sheet1.D50:Sheet1.D50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s A* top</text:p>
                <draw:g>
                  <svg:desc>Sheet1.B50:Sheet1.B50</svg:desc>
                </draw:g>
              </table:table-cell>
              <table:table-cell office:value-type="string">
                <text:p>ids A* torc</text:p>
                <draw:g>
                  <svg:desc>Sheet1.C50:Sheet1.C50</svg:desc>
                </draw:g>
              </table:table-cell>
              <table:table-cell office:value-type="string">
                <text:p>ids A* md</text:p>
                <draw:g>
                  <svg:desc>Sheet1.D50:Sheet1.D50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Sheet1.A51:Sheet1.A55</svg:desc>
                </draw:g>
              </table:table-cell>
              <table:table-cell office:value-type="float" office:value="32.025">
                <text:p>32.025</text:p>
                <draw:g>
                  <svg:desc>Sheet1.B51:Sheet1.B55</svg:desc>
                </draw:g>
              </table:table-cell>
              <table:table-cell office:value-type="float" office:value="17.05">
                <text:p>17.05</text:p>
                <draw:g>
                  <svg:desc>Sheet1.C51:Sheet1.C55</svg:desc>
                </draw:g>
              </table:table-cell>
              <table:table-cell office:value-type="float" office:value="28.925">
                <text:p>28.925</text:p>
                <draw:g>
                  <svg:desc>Sheet1.D51:Sheet1.D55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63.925">
                <text:p>1463.925</text:p>
              </table:table-cell>
              <table:table-cell office:value-type="float" office:value="467.975">
                <text:p>467.975</text:p>
              </table:table-cell>
              <table:table-cell office:value-type="float" office:value="417.9">
                <text:p>417.9</text:p>
              </table:table-cell>
            </table:table-row>
            <table:table-row>
              <table:table-cell office:value-type="float" office:value="16.775">
                <text:p>16.775</text:p>
              </table:table-cell>
              <table:table-cell office:value-type="float" office:value="167634.05">
                <text:p>167634.05</text:p>
              </table:table-cell>
              <table:table-cell office:value-type="float" office:value="33957.175">
                <text:p>33957.175</text:p>
              </table:table-cell>
              <table:table-cell office:value-type="float" office:value="20439.075">
                <text:p>20439.07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7243.825">
                <text:p>27243.825</text:p>
              </table:table-cell>
              <table:table-cell office:value-type="float" office:value="5869.9">
                <text:p>5869.9</text:p>
              </table:table-cell>
              <table:table-cell office:value-type="float" office:value="3091.65">
                <text:p>3091.65</text:p>
              </table:table-cell>
            </table:table-row>
            <table:table-row>
              <table:table-cell office:value-type="float" office:value="30.05">
                <text:p>30.05</text:p>
              </table:table-cell>
              <table:table-cell office:value-type="float" office:value="2714460.725">
                <text:p>2714460.725</text:p>
              </table:table-cell>
              <table:table-cell office:value-type="float" office:value="439348.65">
                <text:p>439348.65</text:p>
              </table:table-cell>
              <table:table-cell office:value-type="float" office:value="223070.225">
                <text:p>223070.2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6.2$Windows_X86_64 LibreOffice_project/c28ca90fd6e1a19e189fc16c05f8f8924961e12e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34cm" svg:height="8.9cm" xlink:href=".." xlink:type="simple" chart:class="chart:line" chart:style-name="ch1">
        <chart:legend chart:legend-position="end" svg:x="17.529cm" svg:y="3.522cm" style:legend-expansion="custom" svg:width="2.87cm" svg:height="1.592cm" style:legend-expansion-aspect-ratio="1.80276381909548" chart:style-name="ch2"/>
        <chart:plot-area chart:style-name="ch3" table:cell-range-address="Sheet1.A9:Sheet1.E24" chart:data-source-has-labels="both" svg:x="0.479cm" svg:y="-0.025cm" svg:width="17.549cm" svg:height="8.454cm">
          <chart:coordinate-region svg:x="1.841cm" svg:y="0.175cm" svg:width="15.669cm" svg:height="7.607cm"/>
          <chart:axis chart:dimension="x" chart:name="primary-x" chart:style-name="ch4" chartooo:axis-type="auto">
            <chartooo:date-scale/>
            <chart:title svg:x="8.137cm" svg:y="8.34cm" chart:style-name="ch5">
              <text:p>solution length</text:p>
            </chart:title>
            <chart:categories table:cell-range-address="Sheet1.A10:Sheet1.A24"/>
          </chart:axis>
          <chart:axis chart:dimension="y" chart:name="primary-y" chart:style-name="ch4">
            <chart:title svg:x="0cm" svg:y="5.476cm" chart:style-name="ch6">
              <text:p>nodes expanded</text:p>
            </chart:title>
            <chart:grid chart:style-name="ch7" chart:class="major"/>
          </chart:axis>
          <chart:series chart:style-name="ch8" chart:values-cell-range-address="Sheet1.B10:Sheet1.B24" chart:label-cell-address="Sheet1.B9:Sheet1.B9" chart:class="chart:line">
            <chart:data-point chart:repeated="15"/>
          </chart:series>
          <chart:series chart:style-name="ch9" chart:values-cell-range-address="Sheet1.C10:Sheet1.C24" chart:label-cell-address="Sheet1.C9:Sheet1.C9" chart:class="chart:line">
            <chart:data-point chart:repeated="15"/>
          </chart:series>
          <chart:series chart:style-name="ch10" chart:values-cell-range-address="Sheet1.D10:Sheet1.D24" chart:label-cell-address="Sheet1.D9:Sheet1.D9" chart:class="chart:line">
            <chart:data-point chart:repeated="15"/>
          </chart:series>
          <chart:series chart:style-name="ch11" chart:values-cell-range-address="Sheet1.E10:Sheet1.E24" chart:label-cell-address="Sheet1.E9:Sheet1.E9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s</text:p>
                <draw:g>
                  <svg:desc>Sheet1.B9:Sheet1.B9</svg:desc>
                </draw:g>
              </table:table-cell>
              <table:table-cell office:value-type="string">
                <text:p>bfs uc</text:p>
                <draw:g>
                  <svg:desc>Sheet1.C9:Sheet1.C9</svg:desc>
                </draw:g>
              </table:table-cell>
              <table:table-cell office:value-type="string">
                <text:p>bfs greedy</text:p>
                <draw:g>
                  <svg:desc>Sheet1.D9:Sheet1.D9</svg:desc>
                </draw:g>
              </table:table-cell>
              <table:table-cell office:value-type="string">
                <text:p>bfs A*</text:p>
                <draw:g>
                  <svg:desc>Sheet1.E9:Sheet1.E9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Sheet1.A10:Sheet1.A24</svg:desc>
                </draw:g>
              </table:table-cell>
              <table:table-cell office:value-type="float" office:value="334.1">
                <text:p>334.1</text:p>
                <draw:g>
                  <svg:desc>Sheet1.B10:Sheet1.B24</svg:desc>
                </draw:g>
              </table:table-cell>
              <table:table-cell office:value-type="float" office:value="143.7">
                <text:p>143.7</text:p>
                <draw:g>
                  <svg:desc>Sheet1.C10:Sheet1.C24</svg:desc>
                </draw:g>
              </table:table-cell>
              <table:table-cell office:value-type="float" office:value="NaN">
                <text:p>NaN</text:p>
                <draw:g>
                  <svg:desc>Sheet1.D10:Sheet1.D24</svg:desc>
                </draw:g>
              </table:table-cell>
              <table:table-cell office:value-type="float" office:value="13.35">
                <text:p>13.35</text:p>
                <draw:g>
                  <svg:desc>Sheet1.E10:Sheet1.E24</svg:desc>
                </draw:g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675">
                <text:p>52.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8269">
                <text:p>28269</text:p>
              </table:table-cell>
              <table:table-cell office:value-type="float" office:value="6407.25">
                <text:p>6407.25</text:p>
              </table:table-cell>
              <table:table-cell office:value-type="float" office:value="NaN">
                <text:p>NaN</text:p>
              </table:table-cell>
              <table:table-cell office:value-type="float" office:value="341.175">
                <text:p>341.175</text:p>
              </table:table-cell>
            </table:table-row>
            <table:table-row>
              <table:table-cell office:value-type="float" office:value="16.775">
                <text:p>16.775</text:p>
              </table:table-cell>
              <table:table-cell office:value-type="float" office:value="NaN">
                <text:p>NaN</text:p>
              </table:table-cell>
              <table:table-cell office:value-type="float" office:value="58265.65">
                <text:p>58265.65</text:p>
              </table:table-cell>
              <table:table-cell office:value-type="float" office:value="NaN">
                <text:p>NaN</text:p>
              </table:table-cell>
              <table:table-cell office:value-type="float" office:value="11867.425">
                <text:p>11867.42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95113.1">
                <text:p>695113.1</text:p>
              </table:table-cell>
              <table:table-cell office:value-type="float" office:value="72320.5">
                <text:p>72320.5</text:p>
              </table:table-cell>
              <table:table-cell office:value-type="float" office:value="NaN">
                <text:p>NaN</text:p>
              </table:table-cell>
              <table:table-cell office:value-type="float" office:value="4887.875">
                <text:p>4887.875</text:p>
              </table:table-cell>
            </table:table-row>
            <table:table-row>
              <table:table-cell office:value-type="float" office:value="30.05">
                <text:p>30.05</text:p>
              </table:table-cell>
              <table:table-cell office:value-type="float" office:value="NaN">
                <text:p>NaN</text:p>
              </table:table-cell>
              <table:table-cell office:value-type="float" office:value="181315.7">
                <text:p>181315.7</text:p>
              </table:table-cell>
              <table:table-cell office:value-type="float" office:value="NaN">
                <text:p>NaN</text:p>
              </table:table-cell>
              <table:table-cell office:value-type="float" office:value="100266.5">
                <text:p>100266.5</text:p>
              </table:table-cell>
            </table:table-row>
            <table:table-row>
              <table:table-cell office:value-type="float" office:value="34.075">
                <text:p>34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.35">
                <text:p>47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.825">
                <text:p>56.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3.175">
                <text:p>363.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.95">
                <text:p>68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.9">
                <text:p>7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4.8">
                <text:p>624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.15">
                <text:p>78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.55">
                <text:p>94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6.2">
                <text:p>71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.75">
                <text:p>10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1.55">
                <text:p>771.5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6.2$Windows_X86_64 LibreOffice_project/c28ca90fd6e1a19e189fc16c05f8f8924961e12e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46cm" svg:y="1.429cm" style:legend-expansion="custom" svg:width="3.436cm" svg:height="5.08cm" style:legend-expansion-aspect-ratio="0.676377952755905" chart:style-name="ch2"/>
        <chart:plot-area chart:style-name="ch3" table:cell-range-address="Sheet1.A27:Sheet1.K47" chart:data-source-has-labels="both" svg:x="0.675cm" svg:y="-0.009cm" svg:width="11.711cm" svg:height="8.507cm">
          <chart:coordinate-region svg:x="2.037cm" svg:y="0.191cm" svg:width="10.349cm" svg:height="7.047cm"/>
          <chart:axis chart:dimension="x" chart:name="primary-x" chart:style-name="ch4" chartooo:axis-type="auto">
            <chartooo:date-scale/>
            <chart:title svg:x="5.414cm" svg:y="8.44cm" chart:style-name="ch5">
              <text:p>solution length</text:p>
            </chart:title>
            <chart:categories table:cell-range-address="Sheet1.A28:Sheet1.A47"/>
          </chart:axis>
          <chart:axis chart:dimension="y" chart:name="primary-y" chart:style-name="ch6">
            <chart:title svg:x="0cm" svg:y="5.518cm" chart:style-name="ch7">
              <text:p>nodes expanded</text:p>
            </chart:title>
            <chart:grid chart:style-name="ch8" chart:class="major"/>
          </chart:axis>
          <chart:series chart:style-name="ch9" chart:values-cell-range-address="Sheet1.B28:Sheet1.B47" chart:label-cell-address="Sheet1.B27:Sheet1.B27" chart:class="chart:line">
            <chart:data-point chart:repeated="20"/>
          </chart:series>
          <chart:series chart:style-name="ch10" chart:values-cell-range-address="Sheet1.C28:Sheet1.C47" chart:label-cell-address="Sheet1.C27:Sheet1.C27" chart:class="chart:line">
            <chart:data-point chart:repeated="20"/>
          </chart:series>
          <chart:series chart:style-name="ch11" chart:values-cell-range-address="Sheet1.D28:Sheet1.D47" chart:label-cell-address="Sheet1.D27:Sheet1.D27" chart:class="chart:line">
            <chart:data-point chart:repeated="20"/>
          </chart:series>
          <chart:series chart:style-name="ch12" chart:values-cell-range-address="Sheet1.E28:Sheet1.E47" chart:label-cell-address="Sheet1.E27:Sheet1.E27" chart:class="chart:line">
            <chart:data-point chart:repeated="20"/>
          </chart:series>
          <chart:series chart:style-name="ch13" chart:values-cell-range-address="Sheet1.F28:Sheet1.F47" chart:label-cell-address="Sheet1.F27:Sheet1.F27" chart:class="chart:line">
            <chart:data-point chart:repeated="20"/>
          </chart:series>
          <chart:series chart:style-name="ch14" chart:values-cell-range-address="Sheet1.G28:Sheet1.G47" chart:label-cell-address="Sheet1.G27:Sheet1.G27" chart:class="chart:line">
            <chart:data-point chart:repeated="20"/>
          </chart:series>
          <chart:series chart:style-name="ch15" chart:values-cell-range-address="Sheet1.H28:Sheet1.H47" chart:label-cell-address="Sheet1.H27:Sheet1.H27" chart:class="chart:line">
            <chart:data-point chart:repeated="20"/>
          </chart:series>
          <chart:series chart:style-name="ch16" chart:values-cell-range-address="Sheet1.I28:Sheet1.I47" chart:label-cell-address="Sheet1.I27:Sheet1.I27" chart:class="chart:line">
            <chart:data-point chart:repeated="20"/>
          </chart:series>
          <chart:series chart:style-name="ch17" chart:values-cell-range-address="Sheet1.J28:Sheet1.J47" chart:label-cell-address="Sheet1.J27:Sheet1.J27" chart:class="chart:line">
            <chart:data-point chart:repeated="20"/>
          </chart:series>
          <chart:series chart:style-name="ch18" chart:values-cell-range-address="Sheet1.K28:Sheet1.K47" chart:label-cell-address="Sheet1.K27:Sheet1.K27" chart:class="chart:line">
            <chart:data-point chart:repeated="2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s</text:p>
                <draw:g>
                  <svg:desc>Sheet1.B27:Sheet1.B27</svg:desc>
                </draw:g>
              </table:table-cell>
              <table:table-cell office:value-type="string">
                <text:p>bfs uc top</text:p>
                <draw:g>
                  <svg:desc>Sheet1.C27:Sheet1.C27</svg:desc>
                </draw:g>
              </table:table-cell>
              <table:table-cell office:value-type="string">
                <text:p>bfs uc torc</text:p>
                <draw:g>
                  <svg:desc>Sheet1.D27:Sheet1.D27</svg:desc>
                </draw:g>
              </table:table-cell>
              <table:table-cell office:value-type="string">
                <text:p>bfs uc md</text:p>
                <draw:g>
                  <svg:desc>Sheet1.E27:Sheet1.E27</svg:desc>
                </draw:g>
              </table:table-cell>
              <table:table-cell office:value-type="string">
                <text:p>bfs greedy top</text:p>
                <draw:g>
                  <svg:desc>Sheet1.F27:Sheet1.F27</svg:desc>
                </draw:g>
              </table:table-cell>
              <table:table-cell office:value-type="string">
                <text:p>bfs greedy torc</text:p>
                <draw:g>
                  <svg:desc>Sheet1.G27:Sheet1.G27</svg:desc>
                </draw:g>
              </table:table-cell>
              <table:table-cell office:value-type="string">
                <text:p>bfs greedy md</text:p>
                <draw:g>
                  <svg:desc>Sheet1.H27:Sheet1.H27</svg:desc>
                </draw:g>
              </table:table-cell>
              <table:table-cell office:value-type="string">
                <text:p>bfs A* top</text:p>
                <draw:g>
                  <svg:desc>Sheet1.I27:Sheet1.I27</svg:desc>
                </draw:g>
              </table:table-cell>
              <table:table-cell office:value-type="string">
                <text:p>bfs A* torc</text:p>
                <draw:g>
                  <svg:desc>Sheet1.J27:Sheet1.J27</svg:desc>
                </draw:g>
              </table:table-cell>
              <table:table-cell office:value-type="string">
                <text:p>bfs A* md</text:p>
                <draw:g>
                  <svg:desc>Sheet1.K27:Sheet1.K27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Sheet1.A28:Sheet1.A47</svg:desc>
                </draw:g>
              </table:table-cell>
              <table:table-cell office:value-type="float" office:value="334.1">
                <text:p>334.1</text:p>
                <draw:g>
                  <svg:desc>Sheet1.B28:Sheet1.B47</svg:desc>
                </draw:g>
              </table:table-cell>
              <table:table-cell office:value-type="float" office:value="143.7">
                <text:p>143.7</text:p>
                <draw:g>
                  <svg:desc>Sheet1.C28:Sheet1.C47</svg:desc>
                </draw:g>
              </table:table-cell>
              <table:table-cell office:value-type="float" office:value="143.7">
                <text:p>143.7</text:p>
                <draw:g>
                  <svg:desc>Sheet1.D28:Sheet1.D47</svg:desc>
                </draw:g>
              </table:table-cell>
              <table:table-cell office:value-type="float" office:value="143.7">
                <text:p>143.7</text:p>
                <draw:g>
                  <svg:desc>Sheet1.E28:Sheet1.E47</svg:desc>
                </draw:g>
              </table:table-cell>
              <table:table-cell office:value-type="float" office:value="NaN">
                <text:p>NaN</text:p>
                <draw:g>
                  <svg:desc>Sheet1.F28:Sheet1.F47</svg:desc>
                </draw:g>
              </table:table-cell>
              <table:table-cell office:value-type="float" office:value="NaN">
                <text:p>NaN</text:p>
                <draw:g>
                  <svg:desc>Sheet1.G28:Sheet1.G47</svg:desc>
                </draw:g>
              </table:table-cell>
              <table:table-cell office:value-type="float" office:value="NaN">
                <text:p>NaN</text:p>
                <draw:g>
                  <svg:desc>Sheet1.H28:Sheet1.H47</svg:desc>
                </draw:g>
              </table:table-cell>
              <table:table-cell office:value-type="float" office:value="13.35">
                <text:p>13.35</text:p>
                <draw:g>
                  <svg:desc>Sheet1.I28:Sheet1.I47</svg:desc>
                </draw:g>
              </table:table-cell>
              <table:table-cell office:value-type="float" office:value="10">
                <text:p>10</text:p>
                <draw:g>
                  <svg:desc>Sheet1.J28:Sheet1.J47</svg:desc>
                </draw:g>
              </table:table-cell>
              <table:table-cell office:value-type="float" office:value="12.175">
                <text:p>12.175</text:p>
                <draw:g>
                  <svg:desc>Sheet1.K28:Sheet1.K47</svg:desc>
                </draw:g>
              </table:table-cell>
            </table:table-row>
            <table:table-row>
              <table:table-cell office:value-type="float" office:value="7.55">
                <text:p>7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5">
                <text:p>1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675">
                <text:p>52.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8269">
                <text:p>28269</text:p>
              </table:table-cell>
              <table:table-cell office:value-type="float" office:value="6407.25">
                <text:p>6407.25</text:p>
              </table:table-cell>
              <table:table-cell office:value-type="float" office:value="6407.25">
                <text:p>6407.25</text:p>
              </table:table-cell>
              <table:table-cell office:value-type="float" office:value="6407.25">
                <text:p>6407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.175">
                <text:p>341.175</text:p>
              </table:table-cell>
              <table:table-cell office:value-type="float" office:value="130">
                <text:p>130</text:p>
              </table:table-cell>
              <table:table-cell office:value-type="float" office:value="115.725">
                <text:p>115.725</text:p>
              </table:table-cell>
            </table:table-row>
            <table:table-row>
              <table:table-cell office:value-type="float" office:value="16.775">
                <text:p>16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67.425">
                <text:p>11867.425</text:p>
              </table:table-cell>
              <table:table-cell office:value-type="float" office:value="3531.8">
                <text:p>3531.8</text:p>
              </table:table-cell>
              <table:table-cell office:value-type="float" office:value="2675.875">
                <text:p>2675.87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95113.1">
                <text:p>695113.1</text:p>
              </table:table-cell>
              <table:table-cell office:value-type="float" office:value="72320.5">
                <text:p>72320.5</text:p>
              </table:table-cell>
              <table:table-cell office:value-type="float" office:value="72320.5">
                <text:p>72320.5</text:p>
              </table:table-cell>
              <table:table-cell office:value-type="float" office:value="72320.5">
                <text:p>723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87.875">
                <text:p>4887.875</text:p>
              </table:table-cell>
              <table:table-cell office:value-type="float" office:value="1225.05">
                <text:p>1225.05</text:p>
              </table:table-cell>
              <table:table-cell office:value-type="float" office:value="779.15">
                <text:p>779.15</text:p>
              </table:table-cell>
            </table:table-row>
            <table:table-row>
              <table:table-cell office:value-type="float" office:value="30.05">
                <text:p>3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266.5">
                <text:p>100266.5</text:p>
              </table:table-cell>
              <table:table-cell office:value-type="float" office:value="40513.3">
                <text:p>40513.3</text:p>
              </table:table-cell>
              <table:table-cell office:value-type="float" office:value="26059.075">
                <text:p>26059.075</text:p>
              </table:table-cell>
            </table:table-row>
            <table:table-row>
              <table:table-cell office:value-type="float" office:value="34.075">
                <text:p>34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.925">
                <text:p>121.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.35">
                <text:p>47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.4">
                <text:p>18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.825">
                <text:p>56.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3.175">
                <text:p>363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.925">
                <text:p>56.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.05">
                <text:p>247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.6">
                <text:p>6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.65">
                <text:p>314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.95">
                <text:p>68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.125">
                <text:p>330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.9">
                <text:p>7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4.8">
                <text:p>62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.15">
                <text:p>78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.375">
                <text:p>375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.95">
                <text:p>83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.2">
                <text:p>35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.55">
                <text:p>94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6.2">
                <text:p>7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.9">
                <text:p>9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.525">
                <text:p>405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.75">
                <text:p>10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1.55">
                <text:p>771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6.2$Windows_X86_64 LibreOffice_project/c28ca90fd6e1a19e189fc16c05f8f8924961e12e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